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MingLiU" svg:font-family="MingLiU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4" draw:visible-area-top="0in" draw:visible-area-width="1.0004in" draw:visible-area-height="0.8441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><draw:frame draw:style-name="fr1" draw:name="物件1" text:anchor-type="paragraph" svg:width="1.0008in" svg:height="0.8437in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MingLiU" svg:font-family="MingLiU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HK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PMingLiU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ingLiU" style:font-size-asian="10pt" style:font-name-complex="Courier New" style:font-size-complex="10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1" meta:page-count="1" meta:paragraph-count="0" meta:word-count="0" meta:character-count="0"/>
    <dc:date>2021-10-07T10:29:37.45</dc:date>
    <meta:generator>OpenOffice/4.1.11$Win32 OpenOffice.org_project/4111m1$Build-9808</meta:generator>
  </office:meta>
</office:document-meta>
</file>